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6001ae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eb4c3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23861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42ade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626a3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63362" style:text-blinking="false" fo:background-color="transparent" loext:char-shading-value="0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5">8</text:span><text:span text:style-name="T1">.</text:span><text:span text:style-name="T4">1</text:span><text:span text:style-name="T2">.</text:span><text:span text:style-name="T7">4</text:span><text:span text:style-name="T3">.</text:span><text:span text:style-name="T8">2</text:span><text:span text:style-name="T4">.</text:span><text:span text:style-name="T1"> </text:span><text:span text:style-name="T7">L</text:span><text:span text:style-name="T5">udo </text:span><text:span text:style-name="T7">loco</text:span><text:span text:style-name="T5">, toma </text:span><text:span text:style-name="T8">2</text:span>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10-10T10:46:50.170000000</dc:date>
    <meta:editing-duration>PT4H26M50S</meta:editing-duration>
    <meta:editing-cycles>71</meta:editing-cycles>
    <meta:generator>LibreOffice/4.2.5.2$Windows_x86 LibreOffice_project/6ff819b65674ae6c83f3cbab9e4a4c2b292a7a94</meta:generator>
    <meta:document-statistic meta:table-count="0" meta:image-count="0" meta:object-count="0" meta:page-count="1" meta:paragraph-count="1" meta:word-count="6" meta:character-count="35" meta:non-whitespace-character-count="30"/>
  </office:meta>
</office:document-meta>
</file>